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65in"/>
    </style:style>
    <style:style style:name="co2" style:family="table-column">
      <style:table-column-properties fo:break-before="auto" style:column-width="5.0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448in"/>
    </style:style>
    <style:style style:name="co5" style:family="table-column">
      <style:table-column-properties fo:break-before="auto" style:column-width="2.6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row table:style-name="ro1">
          <table:table-cell office:value-type="string" calcext:value-type="string">
            <text:p>PCV quick connect repair nipple (9.89mm)</text:p>
          </table:table-cell>
          <table:table-cell office:value-type="string" calcext:value-type="string">
            <text:p><text:a xlink:href="https://www.uprproducts.com/oil-catch-can-quick-tap-plug-n-play-fittings/" xlink:type="simple">https://www.uprproducts.com/oil-catch-can-quick-tap-plug-n-play-fittings/</text:a></text:p>
          </table:table-cell>
          <table:table-cell office:value-type="currency" office:currency="USD" office:value="14.99" calcext:value-type="currency">
            <text:p>$14.99</text:p>
          </table:table-cell>
        </table:table-row>
        <table:table-row table:style-name="ro1">
          <table:table-cell office:value-type="string" calcext:value-type="string">
            <text:p>Motorcraft spark plug: SP-580-X</text:p>
          </table:table-cell>
          <table:table-cell table:style-name="ce5" office:value-type="string" calcext:value-type="string">
            <text:p><text:a xlink:href="https://www.tascaparts.com/oem-parts/ford-spark-plug-sp580x" xlink:type="simple">Spark Plug SP-580-X | TascaParts.com</text:a> </text:p>
          </table:table-cell>
          <table:table-cell office:value-type="currency" office:currency="USD" office:value="13.85" calcext:value-type="currency">
            <text:p>$13.85</text:p>
          </table:table-cell>
        </table:table-row>
        <table:table-row table:style-name="ro1">
          <table:table-cell office:value-type="string" calcext:value-type="string">
            <text:p>NGK Iridium plug: 65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Iridium plug: 65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Ruthenium plug: HX LTR7BH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ord Racing plug: M-12405-35T</text:p>
          </table:table-cell>
          <table:table-cell table:style-name="ce5" office:value-type="string" calcext:value-type="string">
            <text:p><text:a xlink:href="https://performanceparts.ford.com/part/M-12405-35T" xlink:type="simple">2010-2019 3.5L ECOBOOST COLD SPARK PLUG SET| Part Details for M-12405-35T | Ford Performance Parts</text:a></text:p>
          </table:table-cell>
          <table:table-cell office:value-type="currency" office:currency="USD" office:value="65" calcext:value-type="currency">
            <text:p>$65.00</text:p>
          </table:table-cell>
        </table:table-row>
      </table:table>
      <table:table table:name="Longitudinal 3.5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 Rang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Part Number</text:p>
          </table:table-cell>
        </table:table-row>
        <table:table-row table:style-name="ro1">
          <table:table-cell office:value-type="string" calcext:value-type="string">
            <text:p>09-14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Transmission heat exchanger (Saudi Raptor)</text:p>
          </table:table-cell>
          <table:table-cell office:value-type="string" calcext:value-type="string">
            <text:p>DL3Z-7A095-B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Dana Spicer 9.75 Differential cover</text:p>
          </table:table-cell>
          <table:table-cell table:style-name="ce7" office:value-type="float" office:value="10023539" calcext:value-type="float">
            <text:p>10023539</text:p>
          </table:table-cell>
        </table:table-row>
      </table:table>
      <table:table table:name="Transverse 3.5" table:style-name="ta1">
        <table:table-column table:style-name="co3" table:default-cell-style-name="Default"/>
        <table:table-row table:style-name="ro1">
          <table:table-cell/>
        </table:table-row>
      </table:table>
      <table:table table:name="Longitudinal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Transverse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3 and 4 cylinder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17:59:52.5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2:23:43.990000000</meta:creation-date>
    <dc:date>2024-07-31T18:02:02.717000000</dc:date>
    <meta:editing-duration>PT1H33M58S</meta:editing-duration>
    <meta:editing-cycles>7</meta:editing-cycles>
    <meta:generator>LibreOffice/7.6.0.3$Windows_X86_64 LibreOffice_project/69edd8b8ebc41d00b4de3915dc82f8f0fc3b6265</meta:generator>
    <meta:document-statistic meta:table-count="6" meta:cell-count="24" meta:object-count="0"/>
  </office:meta>
</office:document-meta>
</file>